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PMincho" svg:font-family="'MS P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Heading_20_2" style:master-page-name="">
      <style:paragraph-properties fo:margin-left="0cm" fo:margin-right="0cm" fo:margin-top="0.423cm" fo:margin-bottom="0.212cm" fo:text-align="center" style:justify-single-word="false" fo:text-indent="0cm" style:auto-text-indent="false" style:page-number="auto" fo:keep-with-next="always"/>
      <style:text-properties fo:language="en" fo:country="US"/>
    </style:style>
    <style:style style:name="P3" style:family="paragraph" style:parent-style-name="Text_20_body" style:list-style-name="L3"/>
    <style:style style:name="P4" style:family="paragraph" style:parent-style-name="Text_20_body">
      <style:text-properties fo:language="en" fo:country="US"/>
    </style:style>
    <style:style style:name="P5" style:family="paragraph" style:parent-style-name="Text_20_body" style:list-style-name="L1">
      <style:text-properties fo:language="en" fo:country="US"/>
    </style:style>
    <style:style style:name="P6" style:family="paragraph" style:parent-style-name="Text_20_body" style:list-style-name="L2">
      <style:text-properties fo:language="en" fo:country="US"/>
    </style:style>
    <style:style style:name="P7" style:family="paragraph" style:parent-style-name="Text_20_body" style:list-style-name="L3">
      <style:text-properties fo:language="en" fo:country="US"/>
    </style:style>
    <style:style style:name="P8" style:family="paragraph" style:parent-style-name="Text_20_body" style:list-style-name="L3">
      <style:paragraph-properties fo:margin-top="0cm" fo:margin-bottom="0cm"/>
    </style:style>
    <style:style style:name="P9" style:family="paragraph" style:parent-style-name="Text_20_body" style:list-style-name="L3">
      <style:paragraph-properties fo:margin-top="0cm" fo:margin-bottom="0cm"/>
      <style:text-properties fo:font-weight="bold" style:font-weight-asian="bold" style:font-weight-complex="bold"/>
    </style:style>
    <style:style style:name="P10" style:family="paragraph" style:parent-style-name="Text_20_body" style:list-style-name="L3">
      <style:paragraph-properties fo:margin-top="0cm" fo:margin-bottom="0cm"/>
      <style:text-properties fo:language="en" fo:country="US"/>
    </style:style>
    <style:style style:name="P11" style:family="paragraph" style:parent-style-name="Text_20_body" style:list-style-name="L3">
      <style:paragraph-properties fo:margin-top="0cm" fo:margin-bottom="0cm" fo:text-align="start" style:justify-single-word="false"/>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none"/>
    </style:style>
    <style:style style:name="T5" style:family="text">
      <style:text-properties fo:font-size="12pt" fo:font-weight="bold" style:font-size-asian="12pt" style:font-weight-asian="bold" style:font-size-complex="12pt" style:font-weight-complex="bold"/>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language="en" fo:country="US" fo:font-weight="bold" style:font-weight-asian="bold" style:font-weight-complex="bold"/>
    </style:style>
    <style:style style:name="T9" style:family="text">
      <style:text-properties fo:language="tr" fo:country="TR"/>
    </style:style>
    <style:style style:name="T10" style:family="text">
      <style:text-properties fo:language="tr" fo:country="TR" fo:font-weight="normal" style:language-asian="zxx" style:country-asian="none" style:font-weight-asian="normal" style:language-complex="zxx" style:country-complex="none"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496cm" fo:text-indent="-0.635cm" fo:margin-left="1.4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1cm" fo:text-indent="-0.635cm" fo:margin-left="2.1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6cm" fo:text-indent="-0.635cm" fo:margin-left="2.7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1cm" fo:text-indent="-0.635cm" fo:margin-left="3.4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6cm" fo:text-indent="-0.635cm" fo:margin-left="4.0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1cm" fo:text-indent="-0.635cm" fo:margin-left="4.6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6cm" fo:text-indent="-0.635cm" fo:margin-left="5.3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1cm" fo:text-indent="-0.635cm" fo:margin-left="5.9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6cm" fo:text-indent="-0.635cm" fo:margin-left="6.5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1cm" fo:text-indent="-0.635cm" fo:margin-left="7.21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6cm" fo:text-indent="-0.635cm" fo:margin-left="1.4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1cm" fo:text-indent="-0.635cm" fo:margin-left="2.1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6cm" fo:text-indent="-0.635cm" fo:margin-left="2.7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1cm" fo:text-indent="-0.635cm" fo:margin-left="3.4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6cm" fo:text-indent="-0.635cm" fo:margin-left="4.0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1cm" fo:text-indent="-0.635cm" fo:margin-left="4.6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6cm" fo:text-indent="-0.635cm" fo:margin-left="5.3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1cm" fo:text-indent="-0.635cm" fo:margin-left="5.9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6cm" fo:text-indent="-0.635cm" fo:margin-left="6.5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1cm" fo:text-indent="-0.635cm" fo:margin-left="7.211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Web Mining Project Proposal</text:h>
      <text:list xml:id="list4832454284139670431" text:style-name="L1">
        <text:list-item>
          <text:p text:style-name="P5"><text:span text:style-name="T5">Group members:</text:span><text:span text:style-name="T2"> </text:span>Caner DEMİR &amp; <text:span text:style-name="T9">Mikail</text:span> CEREN</text:p>
        </text:list-item>
      </text:list>
      <text:list xml:id="list8100039576861487445" text:style-name="L2">
        <text:list-item>
          <text:p text:style-name="P6"><text:span text:style-name="T2">Description: </text:span><text:span text:style-name="T3">The aim of the project is to </text:span><text:span text:style-name="T3">help</text:span><text:span text:style-name="T3"> people choosing books. The project will <text:s text:c="16"/><text:tab/> <text:s text:c="10"/>include many books and aggregate books' information and their short <text:tab/> <text:s/><text:tab/> <text:s text:c="10"/>summary scraping from different web sites.</text:span></text:p>
        </text:list-item>
      </text:list>
      <text:list xml:id="list2430025701242313543" text:style-name="L3">
        <text:list-item>
          <text:p text:style-name="P10"><text:span text:style-name="T1">Web scraping</text:span>: </text:p>
          <text:list>
            <text:list-item>
              <text:p text:style-name="P8"><text:span text:style-name="T8">Sites:</text:span><text:span text:style-name="T6"> <text:s/></text:span><text:span text:style-name="T9">Kitap</text:span><text:span text:style-name="T6"> </text:span><text:span text:style-name="T9">Yurdu</text:span><text:span text:style-name="T6"> (</text:span><text:a xlink:type="simple" xlink:href="http://www.kitapyurdu.com/" text:style-name="Internet_20_link" text:visited-style-name="Visited_20_Internet_20_Link">http://www.kitapyurdu.com</text:a><text:span text:style-name="T6">),</text:span></text:p>
              <text:list>
                <text:list-header>
                  <text:p text:style-name="P8"><text:span text:style-name="T9">Babil</text:span><text:span text:style-name="T6"> (</text:span><text:a xlink:type="simple" xlink:href="http://www.babil.com/" text:style-name="Internet_20_link" text:visited-style-name="Visited_20_Internet_20_Link">http://www.babil.com</text:a><text:span text:style-name="T6">)</text:span></text:p>
                </text:list-header>
              </text:list>
            </text:list-item>
            <text:list-item>
              <text:p text:style-name="P9"><text:span text:style-name="T6">Link of some pages: </text:span><text:a xlink:type="simple" xlink:href="http://www.babil.com/urunler/1453692/aldatmak-754167" text:style-name="Internet_20_link" text:visited-style-name="Visited_20_Internet_20_Link"><text:span text:style-name="T7">http://</text:span></text:a><text:a xlink:type="simple" xlink:href="http://www.babil.com/urunler/1453692/aldatmak-754167" text:style-name="Internet_20_link" text:visited-style-name="Visited_20_Internet_20_Link"><text:span text:style-name="T10">www.babil.com</text:span></text:a><text:a xlink:type="simple" xlink:href="http://www.babil.com/urunler/1453692/aldatmak-754167" text:style-name="Internet_20_link" text:visited-style-name="Visited_20_Internet_20_Link"><text:span text:style-name="T7">/urunler/1453692/</text:span></text:a><text:a xlink:type="simple" xlink:href="http://www.babil.com/urunler/1453692/aldatmak-754167" text:style-name="Internet_20_link" text:visited-style-name="Visited_20_Internet_20_Link"><text:span text:style-name="T10">aldatmak</text:span></text:a><text:a xlink:type="simple" xlink:href="http://www.babil.com/urunler/1453692/aldatmak-754167" text:style-name="Internet_20_link" text:visited-style-name="Visited_20_Internet_20_Link"><text:span text:style-name="T7">-754167</text:span></text:a></text:p>
            </text:list-item>
          </text:list>
        </text:list-item>
      </text:list>
      <text:p text:style-name="P1"><text:span text:style-name="T6"><text:tab/><text:tab/> <text:s text:c="30"/></text:span><text:a xlink:type="simple" xlink:href="http://www.babil.com/urunler/1370047/mart-menekseleri-640740" text:style-name="Internet_20_link" text:visited-style-name="Visited_20_Internet_20_Link">http://www.babil.com/urunler/1370047/mart-menekseleri-640740</text:a></text:p>
      <text:p text:style-name="P1"><text:span text:style-name="T6"><text:tab/> <text:s text:c="42"/></text:span><text:a xlink:type="simple" xlink:href="http://www.kitapyurdu.com/kitap/alayci-kus/241916.html" text:style-name="Internet_20_link" text:visited-style-name="Visited_20_Internet_20_Link">http://www.kitapyurdu.com/kitap/alayci-kus/241916.html</text:a></text:p>
      <text:p text:style-name="P1"><text:span text:style-name="T6"><text:tab/><text:tab/><text:tab/><text:tab/> <text:s text:c="6"/></text:span><text:a xlink:type="simple" xlink:href="http://www.kitapyurdu.com/kitap/labirent-olum-emri/363709.html" text:style-name="Internet_20_link" text:visited-style-name="Visited_20_Internet_20_Link">http://www.kitapyurdu.com/kitap/labirent-olum-emri/363709.html</text:a></text:p>
      <text:list xml:id="list20181079" text:continue-numbering="true" text:style-name="L3">
        <text:list-item>
          <text:list>
            <text:list-header>
              <text:p text:style-name="P10"/>
              <text:p text:style-name="P10">????What will be your intro pages, what will be your item pages? Is an item's data on a single page or will you need to visit multiple pages? </text:p>
            </text:list-header>
            <text:list-item>
              <text:p text:style-name="P10">We are planning to use Scrapy.</text:p>
            </text:list-item>
          </text:list>
        </text:list-item>
        <text:list-item>
          <text:p text:style-name="P10"><text:span text:style-name="T1">Data processing</text:span>: </text:p>
          <text:list>
            <text:list-item>
              <text:p text:style-name="P10">We will store our data in database using Php MyAdmin. Properties of our item type will be “book id, book name, summary, author name, price, image, ISBN, page number, language, publishing house.”</text:p>
            </text:list-item>
            <text:list-item>
              <text:p text:style-name="P11">We will aggregate data from different sites. Therefore, we will <text:bookmark text:name="result_box"/>encounter some difficulties <text:s/>for example every site has different structure so we have to write different codes for each site. Also, we will have different data types from each site but when we start to put data to database, we will edit and prepare all of them for our database.</text:p>
            </text:list-item>
            <text:list-item>
              <text:p text:style-name="P10">Firstly, we will clean the data to put database. After that we will bring them to visualize in regular format at our website.</text:p>
            </text:list-item>
          </text:list>
        </text:list-item>
        <text:list-item>
          <text:p text:style-name="P10"><text:span text:style-name="T1">Output / Data Visualization</text:span>: </text:p>
          <text:list>
            <text:list-item>
              <text:p text:style-name="P10">We will present the data from our website. We will plan some options for users. If the user want to choose specific things, they can choose authors, books or publishing house vs. </text:p>
            </text:list-item>
            <text:list-item>
              <text:p text:style-name="P10">We will draw pie chart for ten best selling books in the <text:span text:style-name="T9">Kitap</text:span> <text:span text:style-name="T9">Yurdu</text:span> in one year. </text:p>
            </text:list-item>
          </text:list>
        </text:list-item>
        <text:list-item>
          <text:p text:style-name="P10"><text:span text:style-name="T1">API Usage</text:span>: </text:p>
          <text:list>
            <text:list-item>
              <text:p text:style-name="P10">We will use twitter API to collect tweets from our sites' (<text:span text:style-name="T9">Kitap</text:span> <text:span text:style-name="T9">Yurdu</text:span>, <text:span text:style-name="T9">Babil</text:span>) twitter accounts to show tweets in our website for users. Users can follow current news about books.</text:p>
            </text:list-item>
            <text:list-item>
              <text:p text:style-name="P7">Twitter API provide to embed tweets to our website. </text:p>
              <text:p text:style-name="P3"><text:span text:style-name="T6">Reference link: </text:span><text:a xlink:type="simple" xlink:href="https://dev.twitter.com/web/embedded-tweets" text:style-name="Internet_20_link" text:visited-style-name="Visited_20_Internet_20_Link">https://dev.twitter.com/web/embedded-tweets</text:a></text:p>
              <text:p text:style-name="P7"/>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PMincho" svg:font-family="'MS P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ail ceren</meta:initial-creator>
    <meta:creation-date>2015-04-06T12:23:25.70</meta:creation-date>
    <dc:date>2015-04-07T00:02:03.98</dc:date>
    <dc:creator>mikail ceren</dc:creator>
    <meta:editing-duration>PT1H18M17S</meta:editing-duration>
    <meta:editing-cycles>4</meta:editing-cycles>
    <meta:generator>OpenOffice/4.1.1$Win32 OpenOffice.org_project/411m6$Build-9775</meta:generator>
    <meta:document-statistic meta:table-count="0" meta:image-count="0" meta:object-count="0" meta:page-count="1" meta:paragraph-count="23" meta:word-count="326" meta:character-count="2195"/>
  </office:meta>
</office:document-meta>
</file>